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5000002D521EEBC9A83E311C1.png" manifest:media-type="image/png"/>
  <manifest:file-entry manifest:full-path="Pictures/1000000100000505000002D5FD56B54A20C97707.png" manifest:media-type="image/png"/>
  <manifest:file-entry manifest:full-path="Pictures/1000000100000505000002D551DA8437FCFE8087.png" manifest:media-type="image/png"/>
  <manifest:file-entry manifest:full-path="Pictures/1000000100000505000002D52E7F5C30B780E678.png" manifest:media-type="image/png"/>
  <manifest:file-entry manifest:full-path="Pictures/1000000100000505000002D5AFE89EB05229FE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14cm" svg:height="15.749cm" svg:x="0.086cm" svg:y="0cm">
          <draw:image xlink:href="Pictures/1000000100000505000002D5AFE89EB05229F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14cm" svg:height="15.749cm" svg:x="0.086cm" svg:y="0cm">
          <draw:image xlink:href="Pictures/1000000100000505000002D52E7F5C30B780E6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14cm" svg:height="15.749cm" svg:x="0.086cm" svg:y="0.106cm">
          <draw:image xlink:href="Pictures/1000000100000505000002D551DA8437FCFE80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14cm" svg:height="15.749cm" svg:x="0.086cm" svg:y="0.006cm">
          <draw:image xlink:href="Pictures/1000000100000505000002D5FD56B54A20C977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14cm" svg:height="15.749cm" svg:x="0.086cm" svg:y="0.001cm">
          <draw:image xlink:href="Pictures/1000000100000505000002D521EEBC9A83E311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 style:font-charset="x-symbol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30T19:37:33.789911172</meta:creation-date>
    <dc:date>2024-04-30T21:10:53.977507721</dc:date>
    <meta:editing-duration>PT50M36S</meta:editing-duration>
    <meta:editing-cycles>11</meta:editing-cycles>
    <meta:generator>LibreOffice/7.3.7.2$Linux_X86_64 LibreOffice_project/30$Build-2</meta:generator>
    <meta:document-statistic meta:object-count="36"/>
  </office:meta>
</office:document-meta>
</file>